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0.517cm"/>
    </style:style>
    <style:style style:name="co7" style:family="table-column">
      <style:table-column-properties fo:break-before="auto" style:column-width="4.741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9" style:family="table-cell" style:parent-style-name="Default" style:data-style-name="N0"/>
    <style:style style:name="ce22" style:family="table-cell" style:parent-style-name="Default" style:data-style-name="N0">
      <style:text-properties fo:color="#808080"/>
    </style:style>
    <style:style style:name="ce18" style:family="table-cell" style:parent-style-name="Default" style:data-style-name="N0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50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9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67" style:family="table-cell" style:parent-style-name="Default" style:data-style-name="N114">
      <style:text-properties fo:color="#ff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4" style:family="table-cell" style:parent-style-name="Default" style:data-style-name="N114">
      <style:text-properties fo:color="#ff8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7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6" table:default-cell-style-name="ce18"/>
        <table:table-column table:style-name="co1" table:default-cell-style-name="ce2"/>
        <table:table-column table:style-name="co7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8" table:default-cell-style-name="Default"/>
        <table:table-column table:style-name="co1" table:number-columns-repeated="16374" table:default-cell-style-name="ce77"/>
        <table:table-row table:style-name="ro1">
          <table:table-cell table:style-name="ce29" office:value-type="string" calcext:value-type="string">
            <text:p>F</text:p>
          </table:table-cell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50" office:value-type="string" calcext:value-type="string">
            <text:p>買値</text:p>
          </table:table-cell>
          <table:table-cell table:style-name="ce5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G2]-[.F2])*[.E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G3]-[.F3])*[.E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G4]-[.F4])*[.E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G5]-[.F5])*[.E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G6]-[.F6])*[.E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G7]-[.F7])*[.E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8]-[.F8])*[.E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G9]-[.F9])*[.E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G10]-[.F10])*[.E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G11]-[.F11])*[.E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G12]-[.F12])*[.E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G13]-[.F13])*[.E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G14]-[.F14])*[.E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G15]-[.F15])*[.E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G16]-[.F16])*[.E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G17]-[.F17])*[.E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G18]-[.F18])*[.E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G19]-[.F19])*[.E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G20]-[.F20])*[.E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G21]-[.F21])*[.E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G22]-[.F22])*[.E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G23]-[.F23])*[.E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G24]-[.F24])*[.E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G25]-[.F25])*[.E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G26]-[.F26])*[.E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G27]-[.F27])*[.E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G28]-[.F28])*[.E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G29]-[.F29])*[.E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G30]-[.F30])*[.E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G31]-[.F31])*[.E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G32]-[.F32])*[.E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G33]-[.F33])*[.E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G34]-[.F34])*[.E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E35]*([.G35]-[.F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E36]*([.G36]-[.F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E37]*([.G37]-[.F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E38]*([.G38]-[.F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E39]*([.G39]-[.F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E40]*([.G40]-[.F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E41]*([.G41]-[.F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E42]*([.G42]-[.F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E43]*([.G43]-[.F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E44]*([.G44]-[.F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E45]*([.G45]-[.F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E46]*([.G46]-[.F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E47]*([.G47]-[.F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E48]*([.G48]-[.F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E49]*([.G49]-[.F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E50]*([.G50]-[.F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E51]*([.G51]-[.F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E52]*([.G52]-[.F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5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E53]*([.G53]-[.F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E54]*([.G54]-[.F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E55]*([.G55]-[.F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E56]*([.G56]-[.F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E57]*([.G57]-[.F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E58]*([.G58]-[.F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E59]*([.G59]-[.F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E60]*([.G60]-[.F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E61]*([.G61]-[.F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E62]*([.G62]-[.F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E63]*([.G63]-[.F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E64]*([.G64]-[.F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E65]*([.G65]-[.F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E66]*([.G66]-[.F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E67]*([.G67]-[.F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E68]*([.G68]-[.F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E69]*([.G69]-[.F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E70]*([.G70]-[.F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E71]*([.G71]-[.F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E72]*([.G72]-[.F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E73]*([.G73]-[.F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E74]*([.G74]-[.F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E75]*([.G75]-[.F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E76]*([.G76]-[.F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E77]*([.G77]-[.F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E78]*([.G78]-[.F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E79]*([.G79]-[.F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E80]*([.G80]-[.F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E81]*([.G81]-[.F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E82]*([.G82]-[.F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E83]*([.G83]-[.F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E84]*([.G84]-[.F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E85]*([.G85]-[.F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E86]*([.G86]-[.F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E87]*([.G87]-[.F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E88]*([.G88]-[.F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E89]*([.G89]-[.F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E90]*([.G90]-[.F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E91]*([.G91]-[.F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E92]*([.G92]-[.F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4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E93]*([.G93]-[.F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0" calcext:value-type="date">
            <text:p>2023/11/10</text:p>
          </table:table-cell>
          <table:table-cell office:value-type="string" calcext:value-type="string">
            <text:p>ディ・アイ・システム</text:p>
          </table:table-cell>
          <table:table-cell office:value-type="float" office:value="4421" calcext:value-type="float">
            <text:p>4421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3" calcext:value-type="date">
            <text:p>2023/11/13</text:p>
          </table:table-cell>
          <table:table-cell table:style-name="ce23" office:value-type="string" calcext:value-type="string">
            <text:p>フィード・ワン</text:p>
          </table:table-cell>
          <table:table-cell table:style-name="ce36" office:value-type="float" office:value="2060" calcext:value-type="float">
            <text:p>2060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764.4" calcext:value-type="float">
            <text:p>764.4</text:p>
          </table:table-cell>
          <table:table-cell table:style-name="ce51" office:value-type="float" office:value="775" calcext:value-type="float">
            <text:p>775.0</text:p>
          </table:table-cell>
          <table:table-cell table:style-name="ce58"/>
          <table:table-cell table:style-name="ce36" office:value-type="string" calcext:value-type="string">
            <text:p>11/8 中間決算◎？</text:p>
          </table:table-cell>
          <table:table-cell table:style-name="ce36" office:value-type="string" calcext:value-type="string">
            <text:p>経常利益： 3,171 百万円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100" calcext:value-type="float">
            <text:p>100</text:p>
          </table:table-cell>
          <table:table-cell office:value-type="float" office:value="1647" calcext:value-type="float">
            <text:p>1,647.0</text:p>
          </table:table-cell>
          <table:table-cell office:value-type="float" office:value="1657" calcext:value-type="float">
            <text:p>165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100" calcext:value-type="float">
            <text:p>100</text:p>
          </table:table-cell>
          <table:table-cell office:value-type="float" office:value="1690" calcext:value-type="float">
            <text:p>1,690.0</text:p>
          </table:table-cell>
          <table:table-cell office:value-type="float" office:value="1690" calcext:value-type="float">
            <text:p>1690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1,248 百万円 &gt; 1,242（会社予想）</text:p>
          </table:table-cell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,733.0</text:p>
          </table:table-cell>
          <table:table-cell table:style-name="ce67" office:value-type="float" office:value="1733" calcext:value-type="float">
            <text:p>1733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4,017 百万円、進捗率：100.4%</text:p>
          </table:table-cell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9" office:value-type="date" office:date-value="2023-11-13" calcext:value-type="date">
            <text:p>2023/11/13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サンセイランディック</text:p>
          </table:table-cell>
          <table:table-cell office:value-type="float" office:value="3277" calcext:value-type="float">
            <text:p>3277</text:p>
          </table:table-cell>
          <table:table-cell office:value-type="float" office:value="100" calcext:value-type="float">
            <text:p>100</text:p>
          </table:table-cell>
          <table:table-cell office:value-type="float" office:value="1021" calcext:value-type="float">
            <text:p>1,021.0</text:p>
          </table:table-cell>
          <table:table-cell office:value-type="float" office:value="1031" calcext:value-type="float">
            <text:p>1031.0</text:p>
          </table:table-cell>
          <table:table-cell/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ムゲンエステート</text:p>
          </table:table-cell>
          <table:table-cell office:value-type="float" office:value="3299" calcext:value-type="float">
            <text:p>3299</text:p>
          </table:table-cell>
          <table:table-cell office:value-type="float" office:value="100" calcext:value-type="float">
            <text:p>100</text:p>
          </table:table-cell>
          <table:table-cell office:value-type="float" office:value="1162" calcext:value-type="float">
            <text:p>1,162.0</text:p>
          </table:table-cell>
          <table:table-cell office:value-type="float" office:value="1172" calcext:value-type="float">
            <text:p>1172.0</text:p>
          </table:table-cell>
          <table:table-cell/>
          <table:table-cell office:value-type="string" calcext:value-type="string">
            <text:p>11/14 第３四半期決算決算</text:p>
          </table:table-cell>
          <table:table-cell/>
          <table:table-cell table:style-name="ce26"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ビーロット</text:p>
          </table:table-cell>
          <table:table-cell office:value-type="float" office:value="3452" calcext:value-type="float">
            <text:p>3452</text:p>
          </table:table-cell>
          <table:table-cell office:value-type="float" office:value="100" calcext:value-type="float">
            <text:p>100</text:p>
          </table:table-cell>
          <table:table-cell office:value-type="float" office:value="803" calcext:value-type="float">
            <text:p>803.0</text:p>
          </table:table-cell>
          <table:table-cell office:value-type="float" office:value="813" calcext:value-type="float">
            <text:p>813.0</text:p>
          </table:table-cell>
          <table:table-cell/>
          <table:table-cell office:value-type="string" calcext:value-type="string">
            <text:p>11/14 第３四半期決算決算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" office:value-type="date" office:date-value="2023-11-13" calcext:value-type="date">
            <text:p>2023/11/13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力の源ＨＤ</text:p>
          </table:table-cell>
          <table:table-cell office:value-type="float" office:value="3561" calcext:value-type="float">
            <text:p>3561</text:p>
          </table:table-cell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,750.0</text:p>
          </table:table-cell>
          <table:table-cell office:value-type="float" office:value="1760" calcext:value-type="float">
            <text:p>1760.0</text:p>
          </table:table-cell>
          <table:table-cell/>
          <table:table-cell office:value-type="string" calcext:value-type="string">
            <text:p>11/14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ギフティ</text:p>
          </table:table-cell>
          <table:table-cell office:value-type="float" office:value="4449" calcext:value-type="float">
            <text:p>4449</text:p>
          </table:table-cell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,400.0</text:p>
          </table:table-cell>
          <table:table-cell office:value-type="float" office:value="1410" calcext:value-type="float">
            <text:p>1410.0</text:p>
          </table:table-cell>
          <table:table-cell/>
          <table:table-cell office:value-type="string" calcext:value-type="string">
            <text:p>11/14 第３四半期決算</text:p>
          </table:table-cell>
          <table:table-cell table:number-columns-repeated="1637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日本ペイントＨＯＬＤ</text:p>
          </table:table-cell>
          <table:table-cell office:value-type="float" office:value="4612" calcext:value-type="float">
            <text:p>4612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,043.0</text:p>
          </table:table-cell>
          <table:table-cell office:value-type="float" office:value="1053" calcext:value-type="float">
            <text:p>1053.0</text:p>
          </table:table-cell>
          <table:table-cell table:number-columns-repeated="1637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オープンワーク</text:p>
          </table:table-cell>
          <table:table-cell office:value-type="float" office:value="5139" calcext:value-type="float">
            <text:p>5139</text:p>
          </table:table-cell>
          <table:table-cell office:value-type="float" office:value="100" calcext:value-type="float">
            <text:p>100</text:p>
          </table:table-cell>
          <table:table-cell office:value-type="float" office:value="924" calcext:value-type="float">
            <text:p>924.0</text:p>
          </table:table-cell>
          <table:table-cell office:value-type="float" office:value="934" calcext:value-type="float">
            <text:p>934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100" calcext:value-type="float">
            <text:p>100</text:p>
          </table:table-cell>
          <table:table-cell office:value-type="float" office:value="1292.5" calcext:value-type="float">
            <text:p>1,292.5</text:p>
          </table:table-cell>
          <table:table-cell office:value-type="float" office:value="1302.5" calcext:value-type="float">
            <text:p>1302.5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.0</text:p>
          </table:table-cell>
          <table:table-cell office:value-type="float" office:value="1156" calcext:value-type="float">
            <text:p>1156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3,951 百万円 &gt; 3,240（会社予想）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8" calcext:value-type="float">
            <text:p>788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ミナトホールディングス</text:p>
          </table:table-cell>
          <table:table-cell office:value-type="float" office:value="6862" calcext:value-type="float">
            <text:p>6862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.0</text:p>
          </table:table-cell>
          <table:table-cell office:value-type="float" office:value="797" calcext:value-type="float">
            <text:p>797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トミタ</text:p>
          </table:table-cell>
          <table:table-cell office:value-type="float" office:value="8147" calcext:value-type="float">
            <text:p>8147</text:p>
          </table:table-cell>
          <table:table-cell office:value-type="float" office:value="100" calcext:value-type="float">
            <text:p>100</text:p>
          </table:table-cell>
          <table:table-cell office:value-type="float" office:value="1188" calcext:value-type="float">
            <text:p>1,188.0</text:p>
          </table:table-cell>
          <table:table-cell office:value-type="float" office:value="1200" calcext:value-type="float">
            <text:p>1200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table:style-name="ce64" office:value-type="float" office:value="1294" calcext:value-type="float">
            <text:p>1294.0</text:p>
          </table:table-cell>
          <table:table-cell/>
          <table:table-cell office:value-type="string" calcext:value-type="string">
            <text:p>金曜日まで様子見？</text:p>
          </table:table-cell>
          <table:table-cell office:value-type="string" calcext:value-type="string">
            <text:p>11/14 中間決算、アナリスト強気</text:p>
          </table:table-cell>
          <table:table-cell table:number-columns-repeated="1637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11-13" calcext:value-type="date">
            <text:p>2023/11/13</text:p>
          </table:table-cell>
          <table:table-cell office:value-type="string" calcext:value-type="string">
            <text:p>センコーグループＨＬＤＧＳ</text:p>
          </table:table-cell>
          <table:table-cell office:value-type="float" office:value="9069" calcext:value-type="float">
            <text:p>9069</text:p>
          </table:table-cell>
          <table:table-cell office:value-type="float" office:value="100" calcext:value-type="float">
            <text:p>100</text:p>
          </table:table-cell>
          <table:table-cell office:value-type="float" office:value="1029" calcext:value-type="float">
            <text:p>1,029.0</text:p>
          </table:table-cell>
          <table:table-cell office:value-type="float" office:value="1040" calcext:value-type="float">
            <text:p>1040.0</text:p>
          </table:table-cell>
          <table:table-cell/>
          <table:table-cell office:value-type="string" calcext:value-type="string">
            <text:p>11/13 中間決算</text:p>
          </table:table-cell>
          <table:table-cell table:number-columns-repeated="16375"/>
        </table:table-row>
        <table:table-row table:style-name="ro1" table:number-rows-repeated="10484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J114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00/00/00</text:date>, <text:time style:data-style-name="N2" text:time-value="07:51:20.8775089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3T05:30:16.916404051</dc:date>
    <meta:editing-duration>P2DT20H40M18S</meta:editing-duration>
    <meta:editing-cycles>684</meta:editing-cycles>
    <meta:document-statistic meta:table-count="2" meta:cell-count="1201" meta:object-count="0"/>
  </office:meta>
</office:document-meta>
</file>